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unny Rewritten" svg:font-family="'Gunny Rewritte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Gunny Rewritten"/>
    </style:style>
    <style:style style:name="P2" style:family="paragraph" style:parent-style-name="Standard">
      <style:paragraph-properties fo:text-align="center" style:justify-single-word="false"/>
      <style:text-properties style:font-name="Gunny Rewritten" fo:font-size="26pt" style:font-size-asian="26pt" style:font-size-complex="26pt"/>
    </style:style>
    <style:style style:name="P3" style:family="paragraph" style:parent-style-name="Standard">
      <style:text-properties style:font-name="Gunny Rewritten" fo:font-size="16pt" style:font-size-asian="16pt" style:font-size-complex="16pt"/>
    </style:style>
    <style:style style:name="P4" style:family="paragraph" style:parent-style-name="Text_20_body">
      <style:text-properties style:font-name="Gunny Rewritten" fo:font-size="16pt" style:font-size-asian="16pt" style:font-size-complex="16pt"/>
    </style:style>
    <style:style style:name="P5" style:family="paragraph" style:parent-style-name="Text_20_body">
      <style:text-properties style:font-name="Gunny Rewritten" fo:font-size="16pt" officeooo:rsid="0006080e" officeooo:paragraph-rsid="0006080e" style:font-size-asian="16pt" style:font-size-complex="16pt"/>
    </style:style>
    <style:style style:name="P6" style:family="paragraph" style:parent-style-name="Text_20_body">
      <style:text-properties style:font-name="Gunny Rewritten" fo:font-size="16pt" officeooo:rsid="0007e060" officeooo:paragraph-rsid="0007e060" style:font-size-asian="16pt" style:font-size-complex="16pt"/>
    </style:style>
    <style:style style:name="P7" style:family="paragraph" style:parent-style-name="Text_20_body">
      <style:text-properties style:font-name="Gunny Rewritten"/>
    </style:style>
    <style:style style:name="P8" style:family="paragraph" style:parent-style-name="Standard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T1" style:family="text">
      <style:text-properties style:font-name="Gunny Rewritten"/>
    </style:style>
    <style:style style:name="T2" style:family="text">
      <style:text-properties style:font-name="Gunny Rewritten" fo:font-size="16pt" style:font-size-asian="16pt" style:font-size-complex="16pt"/>
    </style:style>
    <style:style style:name="T3" style:family="text">
      <style:text-properties officeooo:rsid="000784da"/>
    </style:style>
    <style:style style:name="T4" style:family="text">
      <style:text-properties officeooo:rsid="0007e06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хническое задание</text:p>
      <text:p text:style-name="P1"/>
      <text:p text:style-name="P3">Техническое задание по ГОСТу 19 должно содержать следующие разделы:</text:p>
      <text:p text:style-name="P3"/>
      <text:list xml:id="list1632530077" text:style-name="L1">
        <text:list-item>
          <text:p text:style-name="P8">введение;</text:p>
        </text:list-item>
        <text:list-item>
          <text:p text:style-name="P8">основания для разработки;</text:p>
        </text:list-item>
        <text:list-item>
          <text:p text:style-name="P8">назначение разработки;</text:p>
        </text:list-item>
        <text:list-item>
          <text:p text:style-name="P8">требования к программе или программному изделию;</text:p>
        </text:list-item>
        <text:list-item>
          <text:p text:style-name="P8">требования к программной документации;</text:p>
        </text:list-item>
        <text:list-item>
          <text:p text:style-name="P8">технико-экономические показатели;</text:p>
        </text:list-item>
        <text:list-item>
          <text:p text:style-name="P8">стадии и этапы разработки;</text:p>
        </text:list-item>
        <text:list-item>
          <text:p text:style-name="P8">порядок контроля и приёмки.</text:p>
        </text:list-item>
      </text:list>
      <text:p text:style-name="P3"/>
      <text:p text:style-name="P1"/>
      <text:h text:style-name="Heading_20_1" text:outline-level="1">Введение</text:h>
      <text:p text:style-name="Text_20_body"><text:span text:style-name="T2">В разделе 1 «</text:span><text:span text:style-name="Strong_20_Emphasis"><text:span text:style-name="Emphasis"><text:span text:style-name="T2">Введение</text:span></text:span></text:span><text:span text:style-name="T2">» указывают наименование, краткую характеристику области применения программы или программного изделия и объекта, в котором используют программу или программное изделие.</text:span></text:p>
      <text:p text:style-name="P4"/>
      <text:p text:style-name="P6">Наименование системы:</text:p>
      <text:p text:style-name="P5">Цель проекта: разработка сервиса для покупки билетов из точки А в точку Б, <text:span text:style-name="T3">позволяющего выбрать, купить и сохранить в избранное билеты, а так же содержать в себе посты, </text:span><text:span text:style-name="T4">завлекающие пользователей в различные пункты назначения балгодоря каким-либо особенностям данного места и его туристической наполненности</text:span><text:span text:style-name="T3"> (интересные туристические места/маршруты)</text:span></text:p>
      <text:p text:style-name="P5">Область применения: веб-сервисы, нуждающиеся в интерфейсе онлайн-продажи авиа-/жд и аналогичных билетов</text:p>
      <text:p text:style-name="P6"/>
      <text:h text:style-name="Heading_20_1" text:outline-level="1" text:is-list-header="true">основания для разработки</text:h>
      <text:p text:style-name="Text_20_body"><text:span text:style-name="T1">В разделе 2 «</text:span><text:span text:style-name="Strong_20_Emphasis"><text:span text:style-name="Emphasis"><text:span text:style-name="T1">Основания для разработки</text:span></text:span></text:span><text:span text:style-name="T1">» должны быть указаны:</text:span></text:p>
      <text:list xml:id="list3446199889" text:style-name="L2">
        <text:list-item>
          <text:p text:style-name="P9">документ (документы), на основании которых ведётся разработка;</text:p>
        </text:list-item>
        <text:list-item>
          <text:p text:style-name="P9">организация, утвердившая этот документ, и дата его утверждения;</text:p>
        </text:list-item>
        <text:list-item>
          <text:p text:style-name="P9"><text:soft-page-break/>наименование и (или) условное обозначение темы разработки.</text:p>
        </text:list-item>
      </text:list>
      <text:p text:style-name="P7"><text:line-break/></text:p>
      <text:h text:style-name="Heading_20_1" text:outline-level="1" text:is-list-header="true">назначение разработки</text:h>
      <text:p text:style-name="Text_20_body"><text:span text:style-name="T1">В разделе 3 «</text:span><text:span text:style-name="Strong_20_Emphasis"><text:span text:style-name="Emphasis"><text:span text:style-name="T1">Назначение разработки</text:span></text:span></text:span><text:span text:style-name="T1">» должно быть указано функциональное и эксплуатационное назначение программы или программного изделия.</text:span></text:p>
      <text:h text:style-name="Heading_20_1" text:outline-level="1" text:is-list-header="true">требования к программе или программному изделию</text:h>
      <text:p text:style-name="Text_20_body"><text:span text:style-name="T1">Раздел 4 «</text:span><text:span text:style-name="Strong_20_Emphasis"><text:span text:style-name="Emphasis"><text:span text:style-name="T1">Требования к программе или программному изделию</text:span></text:span></text:span><text:span text:style-name="T1">» должен содержать следующие подразделы:</text:span></text:p>
      <text:list xml:id="list2249013845" text:style-name="L3">
        <text:list-item>
          <text:p text:style-name="P10">требования к функциональным характеристикам;</text:p>
        </text:list-item>
        <text:list-item>
          <text:p text:style-name="P10">требования к надёжности;</text:p>
        </text:list-item>
        <text:list-item>
          <text:p text:style-name="P10">условия эксплуатации;</text:p>
        </text:list-item>
        <text:list-item>
          <text:p text:style-name="P10">требования к составу и параметрам технических средств;</text:p>
        </text:list-item>
        <text:list-item>
          <text:p text:style-name="P10">требования к информационной и программной совместимости;</text:p>
        </text:list-item>
        <text:list-item>
          <text:p text:style-name="P10">требования к маркировке и упаковке;</text:p>
        </text:list-item>
        <text:list-item>
          <text:p text:style-name="P10">требования к транспортированию и хранению;</text:p>
        </text:list-item>
        <text:list-item>
          <text:p text:style-name="P10">специальные требования.</text:p>
        </text:list-item>
      </text:list>
      <text:p text:style-name="Text_20_body"><text:span text:style-name="T1">В подразделе 4.1 «</text:span><text:span text:style-name="Strong_20_Emphasis"><text:span text:style-name="Emphasis"><text:span text:style-name="T1">Требования к функциональным характеристикам</text:span></text:span></text:span><text:span text:style-name="T1">» должны быть указаны требования к составу выполняемых функций, организации входных и выходных данных, временным характеристикам и т. п.</text:span></text:p>
      <text:p text:style-name="Text_20_body"><text:span text:style-name="T1">В подразделе 4.2 «</text:span><text:span text:style-name="Strong_20_Emphasis"><text:span text:style-name="Emphasis"><text:span text:style-name="T1">Требования к надёжности</text:span></text:span></text:span><text:span text:style-name="T1">» должны быть указаны требования к обеспечению надёжного функционирования (обеспечения устойчивого функционирования, контроль входной и выходной информации, время восстановления после отказа и т.п.).</text:span></text:p>
      <text:p text:style-name="Text_20_body"><text:span text:style-name="T1">В подразделе 4.3 «</text:span><text:span text:style-name="Strong_20_Emphasis"><text:span text:style-name="Emphasis"><text:span text:style-name="T1">Условия эксплуатации</text:span></text:span></text:span><text:span text:style-name="T1">» должны быть указаны условия эксплуатации (температура окружающего воздуха, относительная влажность и т.п. для выбранных типов носителей данных), при которых должны обеспечиваться заданные характеристики, а также вид обслуживания, необходимое количество и квалификация персонала.</text:span></text:p>
      <text:p text:style-name="Text_20_body"><text:span text:style-name="T1">В подразделе 4.4 «</text:span><text:span text:style-name="Strong_20_Emphasis"><text:span text:style-name="Emphasis"><text:span text:style-name="T1">Требования к составу и параметрам технических средств</text:span></text:span></text:span><text:span text:style-name="T1">» указывают необходимый состав технических средств с указанием их основных технических характеристик.</text:span></text:p>
      <text:p text:style-name="Text_20_body"><text:span text:style-name="T1">В подразделе «</text:span><text:span text:style-name="Strong_20_Emphasis"><text:span text:style-name="Emphasis"><text:span text:style-name="T1">Требования к информационной и программной совместимости</text:span></text:span></text:span><text:span text:style-name="T1">» должны быть указаны требования к информационным структурам на входе и выходе и методам решения, исходным кодам, языкам программирования и программным средствам, используемым программой.</text:span></text:p>
      <text:p text:style-name="P7">При необходимости должна обеспечиваться защита информации и программ.</text:p>
      <text:p text:style-name="Text_20_body"><text:soft-page-break/><text:span text:style-name="T1">В подразделе «</text:span><text:span text:style-name="Strong_20_Emphasis"><text:span text:style-name="Emphasis"><text:span text:style-name="T1">Требования к маркировке и упаковке</text:span></text:span></text:span><text:span text:style-name="T1">» в общем случае указывают требования к маркировке программного изделия, варианты и способы упаковки.</text:span></text:p>
      <text:p text:style-name="Text_20_body"><text:span text:style-name="T1">В подразделе «</text:span><text:span text:style-name="Strong_20_Emphasis"><text:span text:style-name="Emphasis"><text:span text:style-name="T1">Требования к транспортированию и хранению</text:span></text:span></text:span><text:span text:style-name="T1">» должны быть указаны для программного изделия условия транспортирования, места хранения, условия хранения, условия складирования, сроки хранения в различных условиях.</text:span></text:p>
      <text:p text:style-name="P7"/>
      <text:h text:style-name="Heading_20_1" text:outline-level="1" text:is-list-header="true">требования к программной документации</text:h>
      <text:p text:style-name="Text_20_body"><text:span text:style-name="T1">В разделе 5 «</text:span><text:span text:style-name="Strong_20_Emphasis"><text:span text:style-name="Emphasis"><text:span text:style-name="T1">Требования к программной документации</text:span></text:span></text:span><text:span text:style-name="T1">» должен быть указан предварительный состав программной документации и, при необходимости, специальные требования к ней</text:span></text:p>
      <text:h text:style-name="Heading_20_1" text:outline-level="1" text:is-list-header="true">технико-экономические показатели</text:h>
      <text:p text:style-name="Text_20_body"><text:span text:style-name="T1">В разделе 6 «</text:span><text:span text:style-name="Strong_20_Emphasis"><text:span text:style-name="Emphasis"><text:span text:style-name="T1">Технико-экономические показатели</text:span></text:span></text:span><text:span text:style-name="T1">» должны быть указаны: ориентировочная экономическая эффективность, предполагаемая годовая потребность, экономические преимущества разработки по сравнению с лучшими отечественными и зарубежными образцами или аналогами.</text:span></text:p>
      <text:h text:style-name="Heading_20_1" text:outline-level="1">стадии и этапы разработки</text:h>
      <text:p text:style-name="Text_20_body"><text:span text:style-name="T1">В разделе 7 «</text:span><text:span text:style-name="Strong_20_Emphasis"><text:span text:style-name="Emphasis"><text:span text:style-name="T1">Стадии и этапы разработки</text:span></text:span></text:span><text:span text:style-name="T1">» устанавливают необходимые стадии разработки, этапы и содержание работ (перечень программных документов, которые должны быть разработаны, согласованы и утверждены), а также, как правило, сроки разработки и определяют исполнителей.</text:span></text:p>
      <text:h text:style-name="Heading_20_1" text:outline-level="1">порядок контроля и приёмки</text:h>
      <text:p text:style-name="Text_20_body"><text:span text:style-name="T1">В разделе 8 «</text:span><text:span text:style-name="Strong_20_Emphasis"><text:span text:style-name="Emphasis"><text:span text:style-name="T1">Порядок контроля и приёмки</text:span></text:span></text:span><text:span text:style-name="T1">» должны быть указаны виды испытаний и общие требования к приёмке работы.</text:span></text:p>
      <text:p text:style-name="P7">В приложениях к техническому заданию, при необходимости, приводят:</text:p>
      <text:p text:style-name="Text_20_body">перечень научно-исследовательских и других работ, обосновывающих разработку;</text:p>
      <text:p text:style-name="Text_20_body">схемы алгоритмов, таблицы, описания, обоснования, расчёты и другие документы, которые могут быть использованы при разработке;</text:p>
      <text:p text:style-name="Text_20_body">другие источники разработки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unny Rewritten" svg:font-family="'Gunny Rewritte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7:44:15.516487370</meta:creation-date>
    <meta:generator>LibreOffice/7.3.7.2$Linux_X86_64 LibreOffice_project/30$Build-2</meta:generator>
    <dc:date>2024-03-11T12:18:29.527779761</dc:date>
    <meta:editing-duration>PT17M55S</meta:editing-duration>
    <meta:editing-cycles>3</meta:editing-cycles>
    <meta:document-statistic meta:table-count="0" meta:image-count="0" meta:object-count="0" meta:page-count="3" meta:paragraph-count="53" meta:word-count="586" meta:character-count="4729" meta:non-whitespace-character-count="4213"/>
  </office:meta>
</office:document-meta>
</file>